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驿点阵正黑" svg:font-family="文泉驿点阵正黑" style:font-family-generic="swiss" style:font-pitch="variable"/>
    <style:font-face style:name="文泉驿点阵正黑1" svg:font-family="文泉驿点阵正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max</text:p>
          </table:table-cell>
          <table:table-cell office:value-type="string">
            <text:p>t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905.5">
            <text:p>905.5</text:p>
          </table:table-cell>
          <table:table-cell office:value-type="float" office:value="303">
            <text:p>303</text:p>
          </table:table-cell>
          <table:table-cell office:value-type="float" office:value="7.53">
            <text:p>7.53</text:p>
          </table:table-cell>
          <table:table-cell office:value-type="float" office:value="313">
            <text:p>313</text:p>
          </table:table-cell>
          <table:table-cell table:formula="of:=[.A2]*[.C2]" office:value-type="float" office:value="6818.415">
            <text:p>6818.415</text:p>
          </table:table-cell>
          <table:table-cell table:formula="of:=([.E2]-[.D2])/[.E2]" office:value-type="float" office:value="0.954094903287641">
            <text:p>0.9540949033</text:p>
          </table:table-cell>
        </table:table-row>
        <table:table-row table:style-name="ro1">
          <table:table-cell office:value-type="float" office:value="852.1">
            <text:p>852.1</text:p>
          </table:table-cell>
          <table:table-cell office:value-type="float" office:value="303">
            <text:p>303</text:p>
          </table:table-cell>
          <table:table-cell office:value-type="float" office:value="8.53">
            <text:p>8.53</text:p>
          </table:table-cell>
          <table:table-cell office:value-type="float" office:value="3436">
            <text:p>3436</text:p>
          </table:table-cell>
          <table:table-cell table:formula="of:=[.A3]*[.C3]" office:value-type="float" office:value="7268.413">
            <text:p>7268.413</text:p>
          </table:table-cell>
          <table:table-cell table:formula="of:=([.E3]-[.D3])/[.E3]" office:value-type="float" office:value="0.527269570400031">
            <text:p>0.5272695704</text:p>
          </table:table-cell>
        </table:table-row>
        <table:table-row table:style-name="ro1">
          <table:table-cell office:value-type="float" office:value="842.372">
            <text:p>842.372</text:p>
          </table:table-cell>
          <table:table-cell office:value-type="float" office:value="204">
            <text:p>204</text:p>
          </table:table-cell>
          <table:table-cell office:value-type="float" office:value="3.25">
            <text:p>3.25</text:p>
          </table:table-cell>
          <table:table-cell office:value-type="float" office:value="2606">
            <text:p>2606</text:p>
          </table:table-cell>
          <table:table-cell table:formula="of:=[.A4]*[.C4]" office:value-type="float" office:value="2737.709">
            <text:p>2737.709</text:p>
          </table:table-cell>
          <table:table-cell table:formula="of:=([.E4]-[.D4])/[.E4]" office:value-type="float" office:value="0.0481092037174148">
            <text:p>0.0481092037</text:p>
          </table:table-cell>
        </table:table-row>
        <table:table-row table:style-name="ro1">
          <table:table-cell office:value-type="float" office:value="338.604">
            <text:p>338.604</text:p>
          </table:table-cell>
          <table:table-cell office:value-type="float" office:value="205">
            <text:p>205</text:p>
          </table:table-cell>
          <table:table-cell office:value-type="float" office:value="2.25">
            <text:p>2.25</text:p>
          </table:table-cell>
          <table:table-cell office:value-type="float" office:value="1845">
            <text:p>1845</text:p>
          </table:table-cell>
          <table:table-cell table:formula="of:=[.A5]*[.C5]" office:value-type="float" office:value="761.859">
            <text:p>761.859</text:p>
          </table:table-cell>
          <table:table-cell table:formula="of:=([.E5]-[.D5])/[.E5]" office:value-type="float" office:value="-1.42170795383398">
            <text:p>-1.4217079538</text:p>
          </table:table-cell>
        </table:table-row>
        <table:table-row table:style-name="ro1">
          <table:table-cell office:value-type="float" office:value="40.279">
            <text:p>40.279</text:p>
          </table:table-cell>
          <table:table-cell office:value-type="float" office:value="204">
            <text:p>204</text:p>
          </table:table-cell>
          <table:table-cell office:value-type="float" office:value="2.26">
            <text:p>2.26</text:p>
          </table:table-cell>
          <table:table-cell office:value-type="float" office:value="1796">
            <text:p>1796</text:p>
          </table:table-cell>
          <table:table-cell table:formula="of:=[.A6]*[.C6]" office:value-type="float" office:value="91.03054">
            <text:p>91.03054</text:p>
          </table:table-cell>
          <table:table-cell table:formula="of:=([.E6]-[.D6])/[.E6]" office:value-type="float" office:value="-18.7296423815568">
            <text:p>-18.7296423816</text:p>
          </table:table-cell>
        </table:table-row>
      </table:table>
      <table:named-expressions/>
      <table:database-ranges>
        <table:database-range table:name="__Anonymous_Sheet_DB__0" table:target-range-address="Sheet1.A1:Sheet1.A104857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文泉驿点阵正黑" svg:font-family="文泉驿点阵正黑" style:font-family-generic="swiss" style:font-pitch="variable"/>
    <style:font-face style:name="文泉驿点阵正黑1" svg:font-family="文泉驿点阵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驿点阵正黑" fo:language="en" fo:country="US" style:font-name-asian="文泉驿点阵正黑1" style:language-asian="zh" style:country-asian="CN" style:font-name-complex="文泉驿点阵正黑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6">0000／00／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6T19:44:48</meta:creation-date>
    <dc:date>2013-06-16T20:11:58</dc:date>
    <meta:editing-duration>PT12M</meta:editing-duration>
    <meta:editing-cycles>1</meta:editing-cycles>
    <meta:document-statistic meta:table-count="1" meta:cell-count="34" meta:object-count="0"/>
    <meta:generator>LibreOffice/3.6$Linux_x86 LibreOffice_project/360m1$Build-2</meta:generator>
  </office:meta>
</office:document-meta>
</file>